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P46" style:family="paragraph" style:parent-style-name="Standard_20__28_user_29_">
      <style:text-properties officeooo:paragraph-rsid="013bb795"/>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506cae"/>
    </style:style>
    <style:style style:name="T129" style:family="text">
      <style:text-properties style:font-name="Handwriting" officeooo:rsid="0153a2ae"/>
    </style:style>
    <style:style style:name="T130" style:family="text">
      <style:text-properties style:font-name="Handwriting" officeooo:rsid="0086ee13"/>
    </style:style>
    <style:style style:name="T131" style:family="text">
      <style:text-properties style:font-name="Handwriting" officeooo:rsid="009e0950"/>
    </style:style>
    <style:style style:name="T132" style:family="text">
      <style:text-properties style:font-name="Handwriting" officeooo:rsid="008b2540"/>
    </style:style>
    <style:style style:name="T133" style:family="text">
      <style:text-properties style:font-name="Handwriting" officeooo:rsid="009ae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7">a Nauna</text:span>, The Times of Ash, Regrowth, <text:span text:style-name="T37">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4"/>
      <text:p text:style-name="P16">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6"/>
      <text:p text:style-name="P37"><text:span text:style-name="T122">The shards of Hera’roilya took root across </text:span><text:span text:style-name="T128">the world, going into hiding after the killing of the No</text:span><text:span text:style-name="T129">u</text:span><text:span text:style-name="T128">sant Ehlu, the world-being that was used to kill Artifex long before. </text:span><text:span text:style-name="T129">With </text:span><text:span text:style-name="T127">the great weapon of Certus slain, the final era in the Lineament’s war could begin. The Lineaments of Artifex could see the power of the mortal children of Certus</text:span><text:span text:style-name="T128"> </text:span><text:span text:style-name="T129">and their potential to wield the dedicated essentia of Artifex’s body.</text:span><text:span text:style-name="T122"> Hera’rontan </text:span><text:span text:style-name="T130">remained in the</text:span><text:span text:style-name="T122"> Eye of Ehlu. </text:span><text:span text:style-name="T131">The barren prison was a place of powerful magic—and it was the place of their genesis. Hera’rontan</text:span><text:span text:style-name="T122"> began to exert his power to turn the Eye into a place of wonders. Hera’rombar emerged in the frozen lands of Luazil, </text:span><text:span text:style-name="T132">where</text:span><text:span text:style-name="T122"> he took his seat on </text:span><text:span text:style-name="T133">the high mountain </text:span><text:span text:style-name="T122">Tauras to watch over the world. Hera’rocoia took </text:span><text:span text:style-name="T133">the black door of </text:span><text:span text:style-name="T122">Andolem </text:span><text:span text:style-name="T133">and retreated to the quiet places of the world</text:span><text:span text:style-name="T122">. There he peered into it and watched over Selor’s growth. Naa’roleith </text:span><text:span text:style-name="T130">wandered the world and the stars, never tied to any place or person.</text:span><text:span text:style-name="T122"> Herya’rosintilya traveled to the last refuge of the Waith: Rinadure in Rhunendor.</text:span></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he new race of <text:span text:style-name="T5">beings</text:span> <text:span text:style-name="T9">created by Guire lived in the cold, mountainous landscape of Perakor’s north.</text:span> <text:span text:style-name="T6">They were few in number, and they huddled together by their </text:span><text:soft-page-break/><text:span text:style-name="T6">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knew that he would be the future of her house. Leilom skinned the mighty ghwer, and the tribe had a solemn meal. The skull of the beast would be used for ritual, </text:span><text:soft-page-break/><text:span text:style-name="T13">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was full of screams as the tribes warred. The people of Leilom were forced out, and they fled to the mouth of Yfanald where they found that the glacier had <text:soft-page-break/>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was the mighty wall of the storm. Metimacopa was rebuilt on the ruins of the old city, protected by the shield of Linarata.</text:span></text:p>
      <text:p text:style-name="P4"><text:soft-page-break/>-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unnels plunged into darkness. Beko whispered a prayer to Oor, and a twinkling light burst to life in front of him, but quickly blinked and fluttered out. The gods </text:span><text:soft-page-break/><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oft-page-break/><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oft-page-break/>-<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ext:span><text:soft-page-break/><text:span text:style-name="T104">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19"><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0"><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text:span><text:soft-page-break/><text:span text:style-name="T109">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0"><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text:span><text:soft-page-break/><text:span text:style-name="T65">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1"><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1">your strength is surely not yet there.”</text:span></text:p>
      <text:p text:style-name="P23"><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4"><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text:span><text:soft-page-break/><text:span text:style-name="T67">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5"/>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2"><text:soft-page-break/></text:p>
      <text:p text:style-name="P31"><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1"><text:tab/><text:span text:style-name="T83">Nixia stood her ground. “I have paid my respects to you, spirit, in ritual. Was this not enough?” The clouds laughed a deep, hollow sound.</text:span></text:p>
      <text:p text:style-name="P32"><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4"><text:soft-page-break/><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2"/>
      <text:p text:style-name="P12">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1"><text:soft-page-break/>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28">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1">The others <text:span text:style-name="T29">being </text:span>followers of <text:span text:style-name="T35">Nixia</text:span>:</text:p>
      <text:p text:style-name="P42">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1">Apythia, who holds many secrets but seeks many more. Dark of skin and hair, Apythia could see the truth in any situation, but keeps much of it to herself. She <text:soft-page-break/>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text:soft-page-break/>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12"/>
      <text:p text:style-name="P12">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text:soft-page-break/>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2"><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2"><text:soft-page-break/><text:tab/><text:span text:style-name="T36">The next years were fruitful in Ithalas. Astar from the farthest tribes traveled to the city to see the Waith Akh, who shared their arts and their technologies.</text:span></text:p>
      <text:p text:style-name="P12"/>
      <text:p text:style-name="P13">Yen Envinyanta, <text:span text:style-name="T32">Yen Nauna</text:span></text:p>
      <text:p text:style-name="P14">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38">The Resurrection Sphere and Chalice of Life remained in Ithalas, for they were too large to bring with the Cestani easily.</text:span></text:p>
      <text:p text:style-name="P12"/>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text:soft-page-break/>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text:soft-page-break/>of Guire and Selor. Enalië made her home in that cave, and there she learned further the ways of magic that not even Linarata Envintule could know.</text:p>
      <text:p text:style-name="P12"/>
      <text:p text:style-name="P12">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ext:soft-page-break/>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text:soft-page-break/>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text:soft-page-break/>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text:soft-page-break/>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soft-page-break/><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1"><text:soft-page-break/>“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text:soft-page-break/>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text:soft-page-break/>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tab/>“This I know, and this I accept. Raededir slew my Enalië, and I will have my revenge. This I swear by the towers of Ithalas and the endless fires above,” cursed Astaldan. The warrior stood and approached the elk. “You are no elk, but Herya’rosintilya the Wise. <text:soft-page-break/>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2"><text:soft-page-break/></text:p>
      <text:p text:style-name="P12">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2"><text:tab/>Astaldan smirked as he replied, “I have yet to meet my ancestors in their land. I was never lost, merely gone.” With this Mallorn <text:span text:style-name="T87">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text:soft-page-break/>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text:soft-page-break/>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Mallorn stood, and moved toward her. With the power of Taregil and Arangil, Mallorn’s power was unbounded, and he faced Linarata down. Linarata Envintule moved quickly—none of Mallorn’s attacks could hit her. The immortal Waith Akh pushed <text:soft-page-break/>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text:soft-page-break/>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soft-page-break/><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text:soft-page-break/>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2"><text:soft-page-break/><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1-12-12T11:58:13.487387274</dc:date>
    <meta:editing-cycles>142</meta:editing-cycles>
    <meta:editing-duration>P6DT10H19M22S</meta:editing-duration>
    <meta:document-statistic meta:table-count="0" meta:image-count="0" meta:object-count="0" meta:page-count="38" meta:paragraph-count="177" meta:word-count="21746" meta:character-count="120854" meta:non-whitespace-character-count="99326"/>
    <meta:template xlink:type="simple" xlink:actuate="onRequest" xlink:title="" xlink:href="Normal.dotm"/>
  </office:meta>
</office:document-meta>
</file>